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6" style:family="paragraph" style:parent-style-name="Contents_20_Heading">
      <style:text-properties fo:language="en" fo:country="US"/>
    </style:style>
    <style:style style:name="P7" style:family="paragraph" style:parent-style-name="Notas_20_Informativas">
      <style:text-properties fo:language="en" fo:country="US"/>
    </style:style>
    <style:style style:name="P8" style:family="paragraph" style:parent-style-name="Standard">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1"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2"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13" style:family="paragraph" style:parent-style-name="Standard">
      <style:text-properties fo:color="#336633" loext:opacity="100%" style:font-name="Calibri" fo:font-size="24pt" fo:language="en" fo:country="US" fo:font-weight="normal" style:font-size-asian="24pt" style:font-weight-asian="normal" style:font-size-complex="24pt" style:font-weight-complex="normal"/>
    </style:style>
    <style:style style:name="P14" style:family="paragraph" style:parent-style-name="Text_20_body">
      <style:text-properties fo:color="#336633" loext:opacity="100%" fo:font-size="14pt" fo:language="en" fo:country="US" style:font-size-asian="14pt" style:font-size-complex="14pt"/>
    </style:style>
    <style:style style:name="P15" style:family="paragraph" style:parent-style-name="Standard">
      <style:text-properties style:font-name="Calibri" fo:font-size="12pt" fo:language="en" fo:country="US" style:font-size-asian="12pt" style:font-size-complex="12pt"/>
    </style:style>
    <style:style style:name="P16"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17" style:family="paragraph" style:parent-style-name="Standard">
      <style:text-properties style:font-name="DejaVu Sans" fo:font-size="10pt" fo:language="en" fo:country="US" style:font-size-asian="10pt" style:font-size-complex="10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1" style:family="paragraph" style:parent-style-name="Titulo" style:master-page-name="Standard">
      <style:paragraph-properties style:page-number="auto"/>
      <style:text-properties fo:language="en" fo:country="US"/>
    </style:style>
    <style:style style:name="P22" style:family="paragraph" style:parent-style-name="Heading_20_1">
      <style:text-properties fo:language="en" fo:country="US"/>
    </style:style>
    <style:style style:name="P23" style:family="paragraph" style:parent-style-name="Standard" style:master-page-name="Index">
      <style:paragraph-properties style:page-number="auto"/>
      <style:text-properties fo:language="en" fo:country="US"/>
    </style:style>
    <style:style style:name="P24"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officeooo:paragraph-rsid="000b5455" style:font-size-asian="12pt" style:font-size-complex="12pt"/>
    </style:style>
    <style:style style:name="P2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0b5455" style:text-blinking="false" fo:background-color="transparent" style:font-size-asian="12pt" style:font-size-complex="12pt"/>
    </style:style>
    <style:style style:name="P2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b5455"/>
    </style:style>
    <style:style style:name="P27" style:family="paragraph" style:parent-style-name="Standard" style:master-page-name="First_20_Page">
      <style:paragraph-properties style:page-number="auto"/>
      <style:text-properties officeooo:paragraph-rsid="000b5455"/>
    </style:style>
    <style:style style:name="P28" style:family="paragraph" style:parent-style-name="Standard">
      <style:text-properties officeooo:paragraph-rsid="000b5455"/>
    </style:style>
    <style:style style:name="P29" style:family="paragraph" style:parent-style-name="Text_20_body" style:list-style-name="L1">
      <style:text-properties fo:language="en" fo:country="US" officeooo:paragraph-rsid="00013ce7"/>
    </style:style>
    <style:style style:name="P30" style:family="paragraph" style:parent-style-name="Text_20_body" style:list-style-name="L2">
      <style:text-properties fo:language="en" fo:country="US"/>
    </style:style>
    <style:style style:name="P31" style:family="paragraph" style:parent-style-name="Text_20_body" style:list-style-name="L2">
      <style:paragraph-properties fo:margin-top="0.101cm" fo:margin-bottom="0.21cm" style:contextual-spacing="false"/>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3">
      <style:paragraph-properties fo:margin-left="0cm" fo:margin-right="0cm" fo:text-indent="0cm" style:auto-text-indent="false"/>
      <style:text-properties fo:language="en" fo:country="US"/>
    </style:style>
    <style:style style:name="P34" style:family="paragraph" style:parent-style-name="Text_20_body" style:list-style-name="L3">
      <style:paragraph-properties fo:margin-left="0cm" fo:margin-right="0cm" fo:text-indent="0cm" style:auto-text-indent="false" fo:break-before="page"/>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b5455" style:font-size-asian="24pt" style:font-weight-asian="bold" style:font-size-complex="24pt" style:font-weight-complex="bold"/>
    </style:style>
    <style:style style:name="P3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b5455" style:text-blinking="false" fo:background-color="transparent" loext:padding="0cm" loext:border="none"/>
    </style:style>
    <style:style style:name="P3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0b5455" style:text-blinking="false" fo:background-color="transparent" style:font-size-asian="12pt" style:font-size-complex="12pt"/>
    </style:style>
    <style:style style:name="P3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0b5455"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0b5455"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0b5455" style:text-blinking="false" fo:background-color="transparent" loext:char-shading-value="0" style:font-size-asian="36pt" style:font-size-complex="36pt"/>
    </style:style>
    <style:style style:name="T14" style:family="text">
      <style:text-properties style:font-name="Calibri" fo:font-size="12pt" style:font-size-asian="12pt" style:font-size-complex="12pt"/>
    </style:style>
    <style:style style:name="T15" style:family="text">
      <style:text-properties style:font-name="Calibri" fo:font-size="12pt" fo:language="en" fo:country="US" style:font-size-asian="12pt" style:font-size-complex="12pt"/>
    </style:style>
    <style:style style:name="T16" style:family="text">
      <style:text-properties officeooo:rsid="00013ce7"/>
    </style:style>
    <style:style style:name="T17" style:family="text">
      <style:text-properties officeooo:rsid="0006680e"/>
    </style:style>
    <style:style style:name="T18" style:family="text">
      <style:text-properties officeooo:rsid="00081266"/>
    </style:style>
    <style:style style:name="T19" style:family="text">
      <style:text-properties fo:language="en" fo:country="US"/>
    </style:style>
    <style:style style:name="T20" style:family="text">
      <style:text-properties fo:language="en" fo:country="US" officeooo:rsid="00081266"/>
    </style:style>
    <style:style style:name="T21" style:family="text">
      <style:text-properties style:font-name="Calibri1" fo:font-size="12pt" fo:language="en" fo:country="US" officeooo:rsid="00081266"/>
    </style:style>
    <style:style style:name="T22"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3" style:family="text">
      <style:text-properties fo:color="#1155cc" loext:opacity="100%" style:text-underline-style="solid" style:text-underline-width="auto" style:text-underline-color="font-color"/>
    </style:style>
    <style:style style:name="T24" style:family="text">
      <style:text-properties officeooo:rsid="002332ea"/>
    </style:style>
    <style:style style:name="T25"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2.053cm" svg:y="14.168cm" svg:width="17.009cm" draw:z-index="0">
        <draw:text-box fo:min-height="2.224cm">
          <text:p text:style-name="P11"/>
          <text:p text:style-name="P11"><text:user-field-get text:name="Modulo">Computer Systems</text:user-field-get></text:p>
          <text:p text:style-name="P11">CFGS DAW</text:p>
        </draw:text-box>
      </draw:frame>
      <text:p text:style-name="P27"/>
      <text:p text:style-name="P28"/>
      <text:p text:style-name="P28"/>
      <text:p text:style-name="P28"/>
      <text:p text:style-name="P36"><text:span text:style-name="T8">Computer Systems – </text:span><text:span text:style-name="T10">Study guide</text:span><text:span text:style-name="T11"><text:line-break/></text:span><text:span text:style-name="T12">UD 0</text:span><text:span text:style-name="T13">3</text:span><text:span text:style-name="T12">. </text:span><text:span text:style-name="T22"><text:user-field-get text:name="Tema">Hardware components</text:user-field-get></text:span></text:p>
      <text:p text:style-name="P3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8"/>
      <text:p text:style-name="P28"/>
      <text:p text:style-name="P28"/>
      <text:p text:style-name="P28"/>
      <text:p text:style-name="P28"/>
      <text:p text:style-name="P38"><text:s/>Sergio García / Alfredo Oltra</text:p>
      <text:p text:style-name="P2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3">s</text:span></text:a></text:p>
      <text:p text:style-name="P26"><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39">20<text:span text:style-name="T24">22</text:span>/20<text:span text:style-name="T25">2</text:span><text:span text:style-name="T24">3</text:span></text:p>
      <text:p text:style-name="P24"><text:tab/><text:tab/><text:tab/><text:tab/><text:tab/><text:tab/><text:tab/><text:tab/><text:tab/><text:tab/>Versión:<text:date style:data-style-name="N104" text:date-value="2022-06-02T16:03:37.595988744">220602</text:date>.<text:time style:data-style-name="N105" text:time-value="2022-06-02T16:03:37.596154077">1603</text:time></text:p>
      <text:p text:style-name="P23"/>
      <text:p text:style-name="P14">Licencia</text:p>
      <text:p text:style-name="P8"/>
      <text:p text:style-name="P18"><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17"/>
      <text:p text:style-name="P17"><text:s/></text:p>
      <text:p text:style-name="P14">Nomenclatura</text:p>
      <text:p text:style-name="P4"/>
      <text:p text:style-name="P4">A lo largo de este tema se utilizarán distintos símbolos para distinguir elementos importantes dentro del contenido. Estos símbolos son:</text:p>
      <text:p text:style-name="P4"/>
      <text:p text:style-name="P7"><text:span text:style-name="T3"> </text:span>Importante</text:p>
      <text:p text:style-name="P9"/>
      <text:p text:style-name="P7"><text:span text:style-name="T3"> </text:span>Atención</text:p>
      <text:p text:style-name="P9"/>
      <text:p text:style-name="P7"><text:span text:style-name="T3"></text:span> <text:s/>Interesante</text:p>
      <text:p text:style-name="P8"/>
      <text:p text:style-name="P8"/>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5">1. Data<text:tab/>3</text:p>
          <text:p text:style-name="P5">2. Previous knowledge<text:tab/>3</text:p>
          <text:p text:style-name="P5">3. Objectives<text:tab/>3</text:p>
          <text:p text:style-name="P5">4. Contents<text:tab/>3</text:p>
          <text:p text:style-name="P5">5. Activities<text:tab/>4</text:p>
          <text:p text:style-name="P5">6. Recommendations<text:tab/>4</text:p>
        </text:index-body>
      </text:table-of-content>
      <text:p text:style-name="P8"/>
      <text:p text:style-name="P21">UD0<text:user-field-get text:name="NumeroTema">3</text:user-field-get>. <text:user-field-get text:name="Tema">Hardware components</text:user-field-get></text:p>
      <text:h text:style-name="P22" text:outline-level="1">Data</text:h>
      <text:p text:style-name="P4">From <text:span text:style-name="T17">21</text:span>/10/201<text:span text:style-name="T18">9</text:span> to <text:span text:style-name="T17">10</text:span>/11/201<text:span text:style-name="T18">9</text:span>. The length of the unit is 3 weeks (24 hours).</text:p>
      <text:h text:style-name="P22" text:outline-level="1">Previous knowledge</text:h>
      <text:list xml:id="list1570740130" text:style-name="L1">
        <text:list-item>
          <text:p text:style-name="P29">Unit 1. Computer functional elements</text:p>
        </text:list-item>
        <text:list-item>
          <text:p text:style-name="P29">Unit 2. <text:span text:style-name="T16">Information representation</text:span></text:p>
        </text:list-item>
      </text:list>
      <text:h text:style-name="P22" text:outline-level="1">Objectives</text:h>
      <text:list xml:id="list4033129381" text:style-name="L2">
        <text:list-item>
          <text:p text:style-name="P30">To learn what is a Mobo.</text:p>
        </text:list-item>
        <text:list-item>
          <text:p text:style-name="P30">To learn what are the MoBo's main connectors and what is its function.</text:p>
        </text:list-item>
        <text:list-item>
          <text:p text:style-name="P30">To learn what its the chipset and where is inside the MoBo.</text:p>
        </text:list-item>
        <text:list-item>
          <text:p text:style-name="P30">To learn what is a processor and what are its main features.</text:p>
        </text:list-item>
        <text:list-item>
          <text:p text:style-name="P31">To learn what is a processor and what are its main features.</text:p>
        </text:list-item>
        <text:list-item>
          <text:p text:style-name="P31">To learn what is a hard disk and what are its main features</text:p>
        </text:list-item>
        <text:list-item>
          <text:p text:style-name="P31">To learn what is a graphic cards and what are its main features.</text:p>
        </text:list-item>
        <text:list-item>
          <text:p text:style-name="P31">To learn what is a monitor and what are its main features.</text:p>
        </text:list-item>
      </text:list>
      <text:h text:style-name="P22" text:outline-level="1">Contents</text:h>
      <text:list xml:id="list2959462022" text:style-name="L3">
        <text:list-item>
          <text:p text:style-name="P32">Mother board</text:p>
        </text:list-item>
        <text:list-item>
          <text:p text:style-name="P32">Chipset</text:p>
        </text:list-item>
        <text:list-item>
          <text:p text:style-name="P32">Processors</text:p>
        </text:list-item>
        <text:list-item>
          <text:p text:style-name="P32">Memory</text:p>
        </text:list-item>
        <text:list-item>
          <text:p text:style-name="P32">Hard disk</text:p>
        </text:list-item>
        <text:list-item>
          <text:p text:style-name="P32">Graphic cards</text:p>
        </text:list-item>
        <text:list-item>
          <text:p text:style-name="P32">Monitor</text:p>
          <text:p text:style-name="P33"/>
          <text:p text:style-name="P34"/>
        </text:list-item>
      </text:list>
      <text:h text:style-name="P22" text:outline-level="1">Activities</text:h>
      <text:p text:style-name="P4">You have three kinds of activities. </text:p>
      <text:list xml:id="list1046543052" text:style-name="L4">
        <text:list-item>
          <text:p text:style-name="P35">Research and development activities. You have to search information (most of it not studied in the contents) and write about it.</text:p>
        </text:list-item>
        <text:list-item>
          <text:p text:style-name="P35">Test. It's a way to check and improve your knowledge</text:p>
        </text:list-item>
        <text:list-item>
          <text:p text:style-name="P35">An assessable activity. At the end of the unit we will publish the first assessable activity of this term. The goal of this activity is put into practice this theoric topic. You will need time to research, compare, evaluate and make documents.</text:p>
        </text:list-item>
      </text:list>
      <text:h text:style-name="P22" text:outline-level="1">Recommendations</text:h>
      <text:p text:style-name="P4">This is a long unit. The contents are divided in two parts: internal components, that is, those belonging to Von Neumann machine and external components or <text:span text:style-name="T18">peripheral</text:span>, those who are not fundamental part of Von Neumman machine. </text:p>
      <text:p text:style-name="P4">It is a unit with a lot of theory. You should read the content, and create summaries and schemes about the concepts studied. It would be very interesting to get, in physical format, a motherboard and some of the components studied. </text:p>
      <text:p text:style-name="P4">The activities help you ordering and clarifying ideas. Besides there are a test to help you checking your <text:span text:style-name="T18">knowledge.</text:span></text:p>
      <text:p text:style-name="Text_20_body"><text:span text:style-name="T19">To finish, at the end of unit or beginning of the unit 4, we will publish a assessable </text:span><text:span text:style-name="T20">activity</text:span><text:span text:style-name="T19"> related with these units. You </text:span><text:span text:style-name="T21">would</text:span><text:span text:style-name="T19"> need time to work on it.</text:span></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5T13:17:11.549477348</meta:creation-date>
    <meta:editing-duration>P1DT13H45M48S</meta:editing-duration>
    <meta:editing-cycles>21</meta:editing-cycles>
    <meta:generator>LibreOffice/7.3.3.2$Linux_X86_64 LibreOffice_project/30$Build-2</meta:generator>
    <dc:title>Plantilla CEED</dc:title>
    <dc:date>2022-06-02T16:03:37.085836643</dc:date>
    <meta:document-statistic meta:table-count="0" meta:image-count="1" meta:object-count="0" meta:page-count="4" meta:paragraph-count="60" meta:word-count="496" meta:character-count="2867" meta:non-whitespace-character-count="2432"/>
    <meta:template xlink:type="simple" xlink:actuate="onRequest" xlink:title="Plantilla CEED" xlink:href="../../.config/libreoffice/4/user/template/Plantilla%20CEED.ott" meta:date="2016-09-15T13:17:11.020000000"/>
  </office:meta>
</office:document-meta>
</file>